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/>
    <style:font-face style:name="Ubuntu Mono" svg:font-family="'Ubuntu Mono'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605a" officeooo:paragraph-rsid="0018605a"/>
    </style:style>
    <style:style style:name="P2" style:family="paragraph" style:parent-style-name="Standard">
      <style:text-properties officeooo:rsid="001a1f9b" officeooo:paragraph-rsid="001a1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worst case scenario for a binary search tree will be when binary search tree was run on sorted data, and binary tree will become linked list type of structure.</text:p>
      <text:p text:style-name="P1"/>
      <text:p text:style-name="P2">To locate any element in the tree the largest number of probes will be 18 – the same as the height of the tr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Light" svg:font-family="'Ubuntu Light'"/>
    <style:font-face style:name="Ubuntu Mono" svg:font-family="'Ubuntu Mono'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Mono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Ubuntu Ligh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Light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Volodin</meta:initial-creator>
    <meta:creation-date>2013-06-05T17:17:05</meta:creation-date>
    <meta:generator>LibreOffice/4.1.2.3$Linux_X86_64 LibreOffice_project/410m0$Build-3</meta:generator>
    <dc:date>2013-11-18T13:02:27.275509305</dc:date>
    <dc:creator>Nikita </dc:creator>
    <meta:editing-duration>PT52S</meta:editing-duration>
    <meta:editing-cycles>2</meta:editing-cycles>
    <meta:document-statistic meta:table-count="0" meta:image-count="0" meta:object-count="0" meta:page-count="1" meta:paragraph-count="2" meta:word-count="53" meta:character-count="274" meta:non-whitespace-character-count="222"/>
  </office:meta>
</office:document-meta>
</file>